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text-properties officeooo:rsid="0dde9a1c" officeooo:paragraph-rsid="1065a151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d4ef8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eb4913f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04757"/>
    </style:style>
    <style:style style:name="P86" style:family="paragraph" style:parent-style-name="Standard">
      <style:paragraph-properties fo:text-align="center" style:justify-single-word="false"/>
      <style:text-properties officeooo:paragraph-rsid="102f2d76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Standard">
      <style:text-properties officeooo:paragraph-rsid="102b18a5"/>
    </style:style>
    <style:style style:name="P89" style:family="paragraph" style:parent-style-name="Standard">
      <style:text-properties officeooo:paragraph-rsid="102d0319"/>
    </style:style>
    <style:style style:name="P90" style:family="paragraph" style:parent-style-name="Standard">
      <style:text-properties officeooo:paragraph-rsid="1032d175"/>
    </style:style>
    <style:style style:name="P91" style:family="paragraph" style:parent-style-name="Standard">
      <style:text-properties officeooo:paragraph-rsid="103d33d3"/>
    </style:style>
    <style:style style:name="P92" style:family="paragraph" style:parent-style-name="Footnote">
      <style:text-properties officeooo:paragraph-rsid="104e894e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8" style:family="paragraph" style:parent-style-name="Footnote">
      <style:text-properties officeooo:paragraph-rsid="1075f396"/>
    </style:style>
    <style:style style:name="P99" style:family="paragraph" style:parent-style-name="Standard">
      <style:text-properties officeooo:paragraph-rsid="1081492b"/>
    </style:style>
    <style:style style:name="P100" style:family="paragraph" style:parent-style-name="Standard">
      <style:text-properties officeooo:paragraph-rsid="108377fb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fo:font-weight="normal" officeooo:rsid="108377f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officeooo:rsid="108377f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 officeooo:rsid="1052c7f3"/>
    </style:style>
    <style:style style:name="T244" style:family="text">
      <style:text-properties fo:language="en" fo:country="GB" officeooo:rsid="105c8aaa"/>
    </style:style>
    <style:style style:name="T245" style:family="text">
      <style:text-properties fo:language="en" fo:country="GB" style:text-underline-style="none"/>
    </style:style>
    <style:style style:name="T24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style:text-underline-style="none" officeooo:rsid="0f28d107"/>
    </style:style>
    <style:style style:name="T24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officeooo:rsid="0f981b1c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73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4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officeooo:rsid="105f1264"/>
    </style:style>
    <style:style style:name="T282" style:family="text">
      <style:text-properties officeooo:rsid="1085c43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9">Checklist for installing </text:span></text:span><text:span text:style-name="Strong_20_Emphasis"><text:span text:style-name="T129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30"><text:user-field-get text:name="Version">9.x</text:user-field-get></text:span></text:span><text:span text:style-name="Strong_20_Emphasis"><text:span text:style-name="T131"><text:note text:id="ftn1" text:note-class="footnote"><text:note-citation>1</text:note-citation><text:note-body><text:p text:style-name="P98"><text:span text:style-name="T251">This </text:span><text:span text:style-name="Strong_20_Emphasis"><text:span text:style-name="T255"><text:user-field-get text:name="Distro">Rocky Linux</text:user-field-get></text:span></text:span><text:span text:style-name="T252"><text:s/></text:span><text:span text:style-name="T256"><text:user-field-get text:name="Version">9.x</text:user-field-get></text:span><text:span text:style-name="T256"><text:s/>Desktop/</text:span><text:span text:style-name="T257">Workstation</text:span><text:span text:style-name="T251"> (codename </text:span><text:span text:style-name="T258">BlueOnyx</text:span><text:span text:style-name="T251">) is supported until </text:span><text:span text:style-name="T253">May</text:span><text:span text:style-name="T251"> </text:span><text:span text:style-name="T254">31</text:span><text:span text:style-name="T263">st</text:span><text:span text:style-name="T254">, </text:span><text:span text:style-name="T251">20</text:span><text:span text:style-name="T254">32</text:span><text:span text:style-name="T251">.</text:span></text:p></text:note-body></text:note></text:span></text:span><text:span text:style-name="Strong_20_Emphasis"><text:span text:style-name="T132"><text:s/></text:span></text:span><text:span text:style-name="Strong_20_Emphasis"><text:span text:style-name="T134">Desktop/</text:span></text:span><text:span text:style-name="Strong_20_Emphasis"><text:span text:style-name="T135">Workstation</text:span></text:span><text:span text:style-name="Strong_20_Emphasis"><text:span text:style-name="T133">.</text:span></text:span></text:p>
      <text:p text:style-name="P33"><text:span text:style-name="Strong_20_Emphasis"><text:span text:style-name="T91"/></text:span></text:p>
      <text:p text:style-name="P33"><text:span text:style-name="Strong_20_Emphasis"><text:span text:style-name="T177">This is a fillable PDF, no printing required.</text:span></text:span></text:p>
      <text:p text:style-name="P34"><text:span text:style-name="Strong_20_Emphasis"><text:span text:style-name="T128"/></text:span></text:p>
      <text:p text:style-name="P101">Fill in the text box after &lt;...&gt;:</text:p>
      <text:p text:style-name="P21"><text:span text:style-name="Definition"><text:span text:style-name="T246">&lt;user&gt;</text:span></text:span><text:span text:style-name="T222"><text:tab/><text:tab/></text:span><text:span text:style-name="T229"> <text:tab/><text:tab/><text:tab/> </text:span><text:span text:style-name="T223"><draw:control text:anchor-type="as-char" svg:y="-0.4cm" draw:z-index="4" draw:name="Gebruiker" draw:style-name="gr2" draw:text-style-name="P109" svg:width="7.4cm" svg:height="0.6cm" draw:control="control3"><svg:title>Gebruiker</svg:title><svg:desc>Volledige naam, bijv. Jan Stek</svg:desc></draw:control></text:span><text:span text:style-name="T223"><text:s text:c="2"/></text:span><text:span text:style-name="T275">For </text:span><text:span text:style-name="T276">e</text:span><text:span text:style-name="T275">xample:</text:span><text:span text:style-name="T230"> </text:span><text:span text:style-name="T231">J</text:span><text:span text:style-name="T232">ohn Doe</text:span></text:p>
      <text:p text:style-name="P100"><text:span text:style-name="Definition"><text:span text:style-name="T246">&lt;</text:span></text:span><text:span text:style-name="Definition"><text:span text:style-name="T234">USER</text:span></text:span><text:span text:style-name="Definition"><text:span text:style-name="T245">na</text:span></text:span><text:span text:style-name="Definition"><text:span text:style-name="T247">me</text:span></text:span><text:span text:style-name="Definition"><text:span text:style-name="T246">&gt;</text:span></text:span><text:span text:style-name="T233"><text:tab/><text:tab/><text:tab/> </text:span><text:span text:style-name="T233"><draw:control text:anchor-type="as-char" svg:y="-0.4cm" draw:z-index="10" draw:name="Gberuikersnaam 2" draw:style-name="gr2" draw:text-style-name="P109" svg:width="7.4cm" svg:height="0.6cm" draw:control="control9"><svg:title>Gebruikersnaam</svg:title><svg:desc>Korte naam, bijv. jan</svg:desc></draw:control></text:span><text:span text:style-name="T233"><text:s text:c="2"/></text:span><text:span text:style-name="T279">For </text:span><text:span text:style-name="T280">e</text:span><text:span text:style-name="T279">xample:</text:span><text:span text:style-name="T5"> </text:span><text:span text:style-name="T152">j</text:span><text:span text:style-name="T153">oh</text:span><text:span text:style-name="T152">n</text:span></text:p>
      <text:p text:style-name="P21"><text:span text:style-name="Definition"><text:span text:style-name="T246">&lt;</text:span></text:span><text:span text:style-name="Definition"><text:span text:style-name="T245">COMPUTERNA</text:span></text:span><text:span text:style-name="Definition"><text:span text:style-name="T247">me</text:span></text:span><text:span text:style-name="Definition"><text:span text:style-name="T246">&gt;</text:span></text:span><text:span text:style-name="T236"><text:tab/> </text:span><text:span text:style-name="T245"><draw:control text:anchor-type="as-char" svg:y="-0.4cm" draw:z-index="5" draw:name="Computernaam" draw:style-name="gr2" draw:text-style-name="P109" svg:width="7.4cm" svg:height="0.6cm" draw:control="control4"><svg:title>Computernaam</svg:title><svg:desc>Unieke naam van de computer</svg:desc></draw:control></text:span><text:span text:style-name="T245"><text:s text:c="2"/></text:span><text:span text:style-name="T277">For </text:span><text:span text:style-name="T278">e</text:span><text:span text:style-name="T277">xample:</text:span><text:span text:style-name="T215"> </text:span><text:span text:style-name="T216">pc02</text:span></text:p>
      <text:p text:style-name="P20"><text:span text:style-name="Definition"><text:span text:style-name="T246">&lt;</text:span></text:span><text:span text:style-name="Definition"><text:span text:style-name="T212">USER</text:span></text:span><text:span text:style-name="Definition"><text:span text:style-name="T246">&gt;</text:span></text:span><text:span text:style-name="T217"><text:tab/><text:tab/></text:span><text:span text:style-name="T229"> <text:tab/><text:tab/><text:tab/> </text:span><text:span text:style-name="T223"><draw:control text:anchor-type="as-char" svg:y="-0.4cm" draw:z-index="8" draw:name="Gebruiker 1" draw:style-name="gr2" draw:text-style-name="P109" svg:width="7.4cm" svg:height="0.6cm" draw:control="control7"><svg:title>Gebruiker</svg:title><svg:desc>Volledige naam, bijv. Jan Stek</svg:desc></draw:control></text:span><text:span text:style-name="T223"><text:s text:c="2"/></text:span><text:span text:style-name="T228">P</text:span><text:span text:style-name="T225">ossibly </text:span><text:span text:style-name="T226">2</text:span><text:span text:style-name="T238">nd</text:span><text:span text:style-name="T226"> </text:span><text:span text:style-name="T227">user</text:span><text:span text:style-name="T224">.</text:span></text:p>
      <text:p text:style-name="P99"><text:span text:style-name="Definition"><text:span text:style-name="T246">&lt;</text:span></text:span><text:span text:style-name="Definition"><text:span text:style-name="T212">USERN</text:span></text:span><text:span text:style-name="Definition"><text:span text:style-name="T213">a</text:span></text:span><text:span text:style-name="Definition"><text:span text:style-name="T214">me</text:span></text:span><text:span text:style-name="Definition"><text:span text:style-name="T246">&gt;</text:span></text:span><text:span text:style-name="Definition"><text:span text:style-name="T212"><text:tab/><text:tab/><text:tab/> </text:span></text:span><text:span text:style-name="T233"><draw:control text:anchor-type="as-char" svg:y="-0.4cm" draw:z-index="9" draw:name="Gberuikersnaam 1" draw:style-name="gr2" draw:text-style-name="P109" svg:width="7.4cm" svg:height="0.6cm" draw:control="control8"><svg:title>Gebruikersnaam</svg:title><svg:desc>Korte naam, bijv. jan</svg:desc></draw:control></text:span><text:span text:style-name="T233"><text:s text:c="2"/></text:span><text:span text:style-name="T235">P</text:span><text:span text:style-name="T218">ossibly </text:span><text:span text:style-name="T219">2</text:span><text:span text:style-name="T237">nd</text:span><text:span text:style-name="T219"> </text:span><text:span text:style-name="T220">user</text:span><text:span text:style-name="T221">.</text:span></text:p>
      <text:p text:style-name="P102">Replace &lt;...&gt; in this checklist with the value in the text box.</text:p>
      <text:p text:style-name="P58"/>
      <text:p text:style-name="P58"/>
      <text:p text:style-name="P19"><text:span text:style-name="T148">Not yet on Linux?</text:span><text:span text:style-name="T142"><text:tab/></text:span><text:span text:style-name="T147">Use</text:span><text:span text:style-name="T143"> </text:span><text:span text:style-name="Strong_20_Emphasis"><text:span text:style-name="T150">Checklist </text:span></text:span><text:span text:style-name="Strong_20_Emphasis"><text:span text:style-name="T151">transfer</text:span></text:span><text:span text:style-name="T143"> o</text:span><text:span text:style-name="T146">n</text:span><text:span text:style-name="T14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4"> </text:span><text:span text:style-name="T146">u</text:span><text:span text:style-name="T144">nder </text:span><text:span text:style-name="T149">Linux</text:span><text:span text:style-name="T145">.</text:span></text:p>
      <text:p text:style-name="P56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0"/>
      <text:p text:style-name="P40"/>
      <text:list text:style-name="L1">
        <text:list-item>
          <text:p text:style-name="P105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3">Log in as </text:span></text:span><text:span text:style-name="Definition"><text:span text:style-name="T248">&lt;user&gt;</text:span></text:span><text:span text:style-name="Definition"><text:span text:style-name="T6"><text:note text:id="ftn2" text:note-class="footnote"><text:note-citation>2</text:note-citation><text:note-body><text:p text:style-name="P73"><text:span text:style-name="User_20_Entry"><text:span text:style-name="T98">Login any additional </text:span></text:span><text:span text:style-name="Definition"><text:span text:style-name="T241">USER</text:span></text:span><text:span text:style-name="User_20_Entry"><text:span text:style-name="T103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7"><text:span text:style-name="Strong_20_Emphasis"><text:span text:style-name="T46">P</text:span></text:span><text:span text:style-name="Strong_20_Emphasis"><text:span text:style-name="T28">ress the </text:span></text:span><text:span text:style-name="Strong_20_Emphasis"><text:span text:style-name="T52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8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72"><text:span text:style-name="T10">Type these two commands, each followed by the</text:span><text:span text:style-name="Strong_20_Emphasis"><text:span text:style-name="T33"> </text:span></text:span><text:span text:style-name="Strong_20_Emphasis"><text:span text:style-name="T52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0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7"><text:span text:style-name="Strong_20_Emphasis"><text:span text:style-name="T46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52">Super</text:span></text:span><text:span text:style-name="Strong_20_Emphasis"><text:span text:style-name="T29"> key</text:span></text:span><text:span text:style-name="Strong_20_Emphasis"><text:span text:style-name="T20"><text:note-ref text:note-class="footnote" text:reference-format="text" text:ref-name="ftn3">3</text:note-ref></text:span></text:span><text:span text:style-name="Strong_20_Emphasis"><text:span text:style-name="T29">, type </text:span></text:span><text:span text:style-name="Strong_20_Emphasis"><text:span text:style-name="T76">menu</text:span></text:span><text:span text:style-name="Strong_20_Emphasis"><text:span text:style-name="T2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29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6"><text:span text:style-name="Strong_20_Emphasis"><text:span text:style-name="T35">Select </text:span></text:span><text:span text:style-name="Strong_20_Emphasis"><text:span text:style-name="T77">1</text:span></text:span><text:span text:style-name="Strong_20_Emphasis"><text:span text:style-name="T35"> Prepar</text:span></text:span><text:span text:style-name="Strong_20_Emphasis"><text:span text:style-name="T50">e</text:span></text:span><text:span text:style-name="Strong_20_Emphasis"><text:span text:style-name="T35"> installation</text:span></text:span><text:span text:style-name="Strong_20_Emphasis"><text:span text:style-name="T45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79"><text:span text:style-name="Strong_20_Emphasis"><text:span text:style-name="T57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1"><text:span text:style-name="T154">Boot the computer from</text:span><text:span text:style-name="T160"><text:note text:id="ftn4" text:note-class="footnote"><text:note-citation>1</text:note-citation><text:note-body><text:p text:style-name="P6"><text:span text:style-name="T108">Boot menu/Setup via one of the </text:span><text:span text:style-name="T109">f</text:span><text:span text:style-name="T108">requently used keys: Esc, Delete, F1, F2, F9, F10, F11, or F12</text:span></text:p></text:note-body></text:note></text:span><text:span text:style-name="T154"> an</text:span><text:span text:style-name="T156"> </text:span><text:span text:style-name="Strong_20_Emphasis"><text:span text:style-name="T139"><text:user-field-get text:name="Distro">Rocky Linux</text:user-field-get></text:span></text:span><text:span text:style-name="T159"><text:s/></text:span><text:span text:style-name="T140"><text:user-field-get text:name="Version">9.x</text:user-field-get></text:span><text:span text:style-name="T140"><text:s/></text:span><text:span text:style-name="Strong_20_Emphasis"><text:span text:style-name="T92">Desktop/</text:span></text:span><text:span text:style-name="Strong_20_Emphasis"><text:span text:style-name="T93">Workstation</text:span></text:span><text:span text:style-name="Strong_20_Emphasis"><text:span text:style-name="T92"> </text:span></text:span><text:span text:style-name="Strong_20_Emphasis"><text:span text:style-name="T90">L</text:span></text:span><text:span text:style-name="T87">ive</text:span><text:span text:style-name="T87"><text:note text:id="ftn5" text:note-class="footnote"><text:note-citation>2</text:note-citation><text:note-body><text:p text:style-name="P87"><text:span text:style-name="T13">From a Live USB stick you can boot and work with </text:span><text:span text:style-name="Strong_20_Emphasis"><text:span text:style-name="T163"><text:user-field-get text:name="Distro">Rocky Linux</text:user-field-get></text:span></text:span><text:span text:style-name="Strong_20_Emphasis"><text:span text:style-name="T163"><text:s/></text:span></text:span><text:span text:style-name="T13">without modifying any files on the hard drive and also allows installation of </text:span><text:span text:style-name="Strong_20_Emphasis"><text:span text:style-name="T163"><text:user-field-get text:name="Distro">Rocky Linux</text:user-field-get></text:span></text:span><text:span text:style-name="Strong_20_Emphasis"><text:span text:style-name="T163">.</text:span></text:span></text:p></text:note-body></text:note></text:span><text:span text:style-name="T154"> USB stick</text:span><text:span text:style-name="T88"><text:note text:id="ftn6" text:note-class="footnote"><text:note-citation>3</text:note-citation><text:note-body><text:p text:style-name="P92"><text:span text:style-name="Strong_20_Emphasis"><text:span text:style-name="T99">Create a bootable USB stick:<text:line-break/>Download a CD image file (.iso) from</text:span></text:span><text:span text:style-name="Strong_20_Emphasis"><text:span text:style-name="T101"> </text:span></text:span><text:a xlink:type="simple" xlink:href="https://rockylinux.org/nl/download" text:style-name="Internet_20_link" text:visited-style-name="Visited_20_Internet_20_Link"><text:span text:style-name="Strong_20_Emphasis"><text:span text:style-name="T240">rockylinux.org/nl/download</text:span></text:span></text:a><text:span text:style-name="Strong_20_Emphasis"><text:span text:style-name="T101">, </text:span></text:span><text:span text:style-name="Strong_20_Emphasis"><text:span text:style-name="T102">under </text:span></text:span><text:span text:style-name="Strong_20_Emphasis"><text:span text:style-name="T106">Desktop/Workstation Live Images</text:span></text:span><text:span text:style-name="Strong_20_Emphasis"><text:span text:style-name="T102"> click </text:span></text:span><text:span text:style-name="Strong_20_Emphasis"><text:span text:style-name="T106">Rocky Linux </text:span></text:span><text:span text:style-name="Strong_20_Emphasis"><text:span text:style-name="T106"><text:user-field-get text:name="Version">9.x</text:user-field-get></text:span></text:span><text:span text:style-name="Strong_20_Emphasis"><text:span text:style-name="T102">, and click </text:span></text:span><text:span text:style-name="Strong_20_Emphasis"><text:span text:style-name="T106">GNOME</text:span></text:span><text:span text:style-name="Strong_20_Emphasis"><text:span text:style-name="T102">.</text:span></text:span><text:span text:style-name="Strong_20_Emphasis"><text:span text:style-name="T99"><text:line-break/></text:span></text:span><text:span text:style-name="Strong_20_Emphasis"><text:span text:style-name="T100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9">karelzimmer.nl/en</text:span></text:span></text:a><text:span text:style-name="Strong_20_Emphasis"><text:span text:style-name="T100">, under </text:span></text:span><text:span text:style-name="Strong_20_Emphasis"><text:span text:style-name="T104">Linux</text:span></text:span><text:span text:style-name="Strong_20_Emphasis"><text:span text:style-name="T100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41">Select</text:span><text:span text:style-name="Strong_20_Emphasis"><text:span text:style-name="T58"> </text:span></text:span><text:span text:style-name="Strong_20_Emphasis"><text:span text:style-name="T124">Start</text:span></text:span><text:span text:style-name="Strong_20_Emphasis"><text:span text:style-name="T59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3"><text:user-field-get text:name="Version">9.x</text:user-field-get></text:span></text:span><text:span text:style-name="T155"><text:s/></text:span><text:span text:style-name="T157">and press the </text:span><text:span text:style-name="T158">Enter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8" draw:name="Vorm 5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5"><text:span text:style-name="Strong_20_Emphasis"><text:span text:style-name="T96">Click</text:span></text:span><text:span text:style-name="Strong_20_Emphasis"><text:span text:style-name="T95"> </text:span></text:span><text:span text:style-name="Strong_20_Emphasis"><text:span text:style-name="T97">Install to Hard Drive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5"/></text:span></text:p>
          </table:table-cell>
          <table:table-cell table:style-name="_32_._5f_Installatie_5f_uitvoeren.C3" office:value-type="string">
            <text:p text:style-name="P67"><text:span text:style-name="Strong_20_Emphasis"><text:span text:style-name="T12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5" draw:name="Vorm 1" draw:style-name="gr1" draw:text-style-name="P108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6"><text:span text:style-name="T178">At</text:span><text:span text:style-name="T179"> </text:span><text:span text:style-name="Strong_20_Emphasis"><text:span text:style-name="T178">WELCOME TO ROCKY LINUX </text:span></text:span><text:span text:style-name="Strong_20_Emphasis"><text:span text:style-name="T178"><text:user-field-get text:name="Version">9.x</text:user-field-get></text:span></text:span><text:span text:style-name="Strong_20_Emphasis"><text:span text:style-name="T190"><text:s/>select language and click </text:span></text:span><text:span text:style-name="T202">Continue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2" draw:name="Vorm 2" draw:style-name="gr1" draw:text-style-name="P108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Installati</text:span><text:span text:style-name="T206">on Destination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37"><text:span text:style-name="T281">Check</text:span><text:span text:style-name="T272"> </text:span><text:span text:style-name="T273">the </text:span><text:span text:style-name="T274">Device Selection</text:span><text:span text:style-name="T259"> </text:span><text:span text:style-name="Strong_20_Emphasis"><text:span text:style-name="T261">and click </text:span></text:span><text:span text:style-name="Strong_20_Emphasis"><text:span text:style-name="T260">Done</text:span></text:span><text:span text:style-name="Strong_20_Emphasis"><text:span text:style-name="T262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3" draw:name="Vorm 12" draw:style-name="gr1" draw:text-style-name="P108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Netwerk &amp; </text:span><text:span text:style-name="T207">H</text:span><text:span text:style-name="T205">ost </text:span><text:span text:style-name="T207">N</text:span><text:span text:style-name="T205">am</text:span><text:span text:style-name="T207">e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4"><text:span text:style-name="T185">Enter you</text:span><text:span text:style-name="T186">r</text:span><text:span text:style-name="T187"> </text:span><text:span text:style-name="Strong_20_Emphasis"><text:span text:style-name="T188">Host </text:span></text:span><text:span text:style-name="Strong_20_Emphasis"><text:span text:style-name="T185">N</text:span></text:span><text:span text:style-name="Strong_20_Emphasis"><text:span text:style-name="T188">am</text:span></text:span><text:span text:style-name="Strong_20_Emphasis"><text:span text:style-name="T185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192"> </text:span></text:span><text:span text:style-name="Strong_20_Emphasis"><text:span text:style-name="T193">and click </text:span></text:span><text:span text:style-name="Strong_20_Emphasis"><text:span text:style-name="T208">Apply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7"><text:span text:style-name="Strong_20_Emphasis"><text:span text:style-name="T195">C</text:span></text:span><text:span text:style-name="Strong_20_Emphasis"><text:span text:style-name="T189">li</text:span></text:span><text:span text:style-name="Strong_20_Emphasis"><text:span text:style-name="T195">c</text:span></text:span><text:span text:style-name="Strong_20_Emphasis"><text:span text:style-name="T189">k </text:span></text:span><text:span text:style-name="Strong_20_Emphasis"><text:span text:style-name="T206">Done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7" draw:name="Vorm 10" draw:style-name="gr1" draw:text-style-name="P108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6"><text:span text:style-name="T181">U</text:span><text:span text:style-name="T182">nder</text:span><text:span text:style-name="T179"> </text:span><text:span text:style-name="Strong_20_Emphasis"><text:span text:style-name="T182">USER SETTINGS</text:span></text:span><text:span text:style-name="Strong_20_Emphasis"><text:span text:style-name="T196"> </text:span></text:span><text:span text:style-name="Strong_20_Emphasis"><text:span text:style-name="T197">click</text:span></text:span><text:span text:style-name="Strong_20_Emphasis"><text:span text:style-name="T198"> </text:span></text:span><text:span text:style-name="T203">User </text:span><text:span text:style-name="T204">C</text:span><text:span text:style-name="T203">reatio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4" office:value-type="string">
            <text:p text:style-name="P96"><text:span text:style-name="T243">Enter your</text:span><text:span text:style-name="T244"> </text:span><text:span text:style-name="Strong_20_Emphasis"><text:span text:style-name="T86">Full name</text:span></text:span><text:span text:style-name="Strong_20_Emphasis"><text:span text:style-name="T63"> </text:span></text:span><text:span text:style-name="Definition"><text:span text:style-name="T246">&lt;user&gt;</text:span></text:span><text:span text:style-name="Strong_20_Emphasis"><text:span text:style-name="T64">, <text:line-break/></text:span></text:span><text:span text:style-name="Strong_20_Emphasis"><text:span text:style-name="T86">User name</text:span></text:span><text:span text:style-name="Strong_20_Emphasis"><text:span text:style-name="T63"> &lt;</text:span></text:span><text:span text:style-name="Definition"><text:span text:style-name="T7">username&gt;</text:span></text:span><text:span text:style-name="Strong_20_Emphasis"><text:span text:style-name="T63">,</text:span></text:span></text:p>
            <text:p text:style-name="P93"><text:span text:style-name="Strong_20_Emphasis"><text:span text:style-name="T65">check</text:span></text:span><text:span text:style-name="Strong_20_Emphasis"><text:span text:style-name="T66"> </text:span></text:span><text:span text:style-name="Strong_20_Emphasis"><text:span text:style-name="T81">Ma</text:span></text:span><text:span text:style-name="Strong_20_Emphasis"><text:span text:style-name="T82">ke this user administrator</text:span></text:span><text:span text:style-name="Strong_20_Emphasis"><text:span text:style-name="T66">,</text:span></text:span></text:p>
            <text:p text:style-name="P94"><text:span text:style-name="Strong_20_Emphasis"><text:span text:style-name="T62">enter a </text:span></text:span><text:span text:style-name="Strong_20_Emphasis"><text:span text:style-name="T80">password</text:span></text:span><text:span text:style-name="Strong_20_Emphasis"><text:span text:style-name="T62"> twice</text:span></text:span><text:span text:style-name="Strong_20_Emphasis"><text:span text:style-name="T66"> </text:span></text:span><text:span text:style-name="Strong_20_Emphasis"><text:span text:style-name="T67">and c</text:span></text:span><text:span text:style-name="Strong_20_Emphasis"><text:span text:style-name="T66">li</text:span></text:span><text:span text:style-name="Strong_20_Emphasis"><text:span text:style-name="T68">c</text:span></text:span><text:span text:style-name="Strong_20_Emphasis"><text:span text:style-name="T66">k </text:span></text:span><text:span text:style-name="Strong_20_Emphasis"><text:span text:style-name="T83">Don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4" draw:name="Vorm 14" draw:style-name="gr1" draw:text-style-name="P108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09">Begin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9" draw:name="Vorm 11" draw:style-name="gr1" draw:text-style-name="P108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11">Finish</text:span></text:span><text:span text:style-name="Strong_20_Emphasis"><text:span text:style-name="T209">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6" draw:name="Vorm 13" draw:style-name="gr1" draw:text-style-name="P108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201">Restart the system</text:span></text:span><text:span text:style-name="Strong_20_Emphasis"><text:span text:style-name="T191">.</text:span></text:span></text:p>
          </table:table-cell>
        </table:table-row>
      </table:table>
      <text:p text:style-name="P61"><text:span text:style-name="Strong_20_Emphasis"><text:span text:style-name="T60"/></text:span></text:p>
      <text:list text:continue-numbering="true" text:style-name="L1">
        <text:list-item>
          <text:p text:style-name="P104"><text:span text:style-name="Strong_20_Emphasis"><text:span text:style-name="T85">Finish installation</text:span></text:span></text:p>
        </text:list-item>
      </text:list>
      <text:p text:style-name="P62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57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9"><text:span text:style-name="Strong_20_Emphasis"><text:span text:style-name="T21">Log in as </text:span></text:span><text:span text:style-name="Definition"><text:span text:style-name="T249">&lt;us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3"><text:span text:style-name="Strong_20_Emphasis"><text:span text:style-name="T6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94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21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9"><text:span text:style-name="Strong_20_Emphasis"><text:span text:style-name="T47">P</text:span></text:span><text:span text:style-name="Strong_20_Emphasis"><text:span text:style-name="T28">ress the </text:span></text:span><text:span text:style-name="Strong_20_Emphasis"><text:span text:style-name="T55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6"><text:note text:id="ftn7" text:note-class="footnote"><text:note-citation>1</text:note-citation><text:note-body><text:p text:style-name="P59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4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75"><text:span text:style-name="T11">Type these two commands, each followed by the</text:span><text:span text:style-name="Strong_20_Emphasis"><text:span text:style-name="T33"> </text:span></text:span><text:span text:style-name="Strong_20_Emphasis"><text:span text:style-name="T55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78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8"><text:span text:style-name="Strong_20_Emphasis"><text:span text:style-name="T48">P</text:span></text:span><text:span text:style-name="Strong_20_Emphasis"><text:span text:style-name="T38">ress the</text:span></text:span><text:span text:style-name="Strong_20_Emphasis"><text:span text:style-name="T37"> </text:span></text:span><text:span text:style-name="Strong_20_Emphasis"><text:span text:style-name="T55">Super</text:span></text:span><text:span text:style-name="Strong_20_Emphasis"><text:span text:style-name="T38"> key</text:span></text:span><text:span text:style-name="Strong_20_Emphasis"><text:span text:style-name="T19"><text:note-ref text:note-class="footnote" text:reference-format="text" text:ref-name="ftn7">1</text:note-ref></text:span></text:span><text:span text:style-name="Strong_20_Emphasis"><text:span text:style-name="T38">, type </text:span></text:span><text:span text:style-name="Strong_20_Emphasis"><text:span text:style-name="T78">menu</text:span></text:span><text:span text:style-name="Strong_20_Emphasis"><text:span text:style-name="T38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84">3</text:span></text:span><text:span text:style-name="Strong_20_Emphasis"><text:span text:style-name="T69"> </text:span></text:span><text:span text:style-name="Strong_20_Emphasis"><text:span text:style-name="T70">Finish installatio</text:span></text:span><text:span text:style-name="Strong_20_Emphasis"><text:span text:style-name="T71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62"><text:span text:style-name="Strong_20_Emphasis"><text:span text:style-name="T21"/></text:span></text:p>
      <text:list text:continue-numbering="true" text:style-name="L1">
        <text:list-item>
          <text:p text:style-name="P107"><text:span text:style-name="Strong_20_Emphasis"><text:span text:style-name="T12">P</text:span></text:span><text:span text:style-name="Strong_20_Emphasis"><text:span text:style-name="T176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249">&lt;user&gt;</text:span></text:span><text:span text:style-name="Strong_20_Emphasis"><text:span text:style-name="T39"><text:note text:id="ftn8" text:note-class="footnote"><text:note-citation>1</text:note-citation><text:note-body><text:p text:style-name="P74"><text:span text:style-name="User_20_Entry"><text:span text:style-name="T111">Login any additional </text:span></text:span><text:span text:style-name="Definition"><text:span text:style-name="T242">USER</text:span></text:span><text:span text:style-name="User_20_Entry"><text:span text:style-name="T110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94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71"><text:span text:style-name="Strong_20_Emphasis"><text:span text:style-name="T127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49">P</text:span></text:span><text:span text:style-name="Strong_20_Emphasis"><text:span text:style-name="T40">ress the </text:span></text:span><text:span text:style-name="Strong_20_Emphasis"><text:span text:style-name="T55">Super</text:span></text:span><text:span text:style-name="Strong_20_Emphasis"><text:span text:style-name="T40"> key</text:span></text:span><text:span text:style-name="Strong_20_Emphasis"><text:span text:style-name="T18"><text:note text:id="ftn9" text:note-class="footnote"><text:note-citation>2</text:note-citation><text:note-body><text:p text:style-name="P60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0">, type </text:span></text:span><text:span text:style-name="Strong_20_Emphasis"><text:span text:style-name="T79">menu</text:span></text:span><text:span text:style-name="Strong_20_Emphasis"><text:span text:style-name="T40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84">4</text:span></text:span><text:span text:style-name="Strong_20_Emphasis"><text:span text:style-name="T72"> </text:span></text:span><text:span text:style-name="Strong_20_Emphasis"><text:span text:style-name="T51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71">End of checklist,</text:span><text:span text:style-name="T172"> </text:span><text:span text:style-name="Strong_20_Emphasis"><text:span text:style-name="T136"><text:user-field-get text:name="Distro">Rocky Linux</text:user-field-get></text:span></text:span><text:span text:style-name="T170"><text:s/></text:span><text:span text:style-name="T169"><text:user-field-get text:name="Version">9.x</text:user-field-get></text:span><text:span text:style-name="T169"><text:s/></text:span><text:span text:style-name="Strong_20_Emphasis"><text:span text:style-name="T137">Desktop/</text:span></text:span><text:span text:style-name="Strong_20_Emphasis"><text:span text:style-name="T138">Workstation</text:span></text:span><text:span text:style-name="Strong_20_Emphasis"><text:span text:style-name="T89"> </text:span></text:span><text:span text:style-name="T171">installation is complete.</text:span></text:p>
      <text:p text:style-name="P32"/>
      <text:p text:style-name="P22"><text:span text:style-name="Emphasis"><text:span text:style-name="T264">Written</text:span></text:span><text:span text:style-name="Emphasis"><text:span text:style-name="T265"> </text:span></text:span><text:span text:style-name="Emphasis"><text:span text:style-name="T264">by</text:span></text:span><text:span text:style-name="Emphasis"><text:span text:style-name="T26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66">.</text:span></text:span></text:p>
      <text:p text:style-name="P23"><text:span text:style-name="Emphasis"><text:span text:style-name="T269">License </text:span></text:span><text:span text:style-name="Emphasis"><text:span text:style-name="T267">C</text:span></text:span><text:span text:style-name="Emphasis"><text:span text:style-name="T268">C0</text:span></text:span><text:span text:style-name="Emphasis"><text:span text:style-name="T266"> 1.0 </text:span></text:span><text:span text:style-name="Emphasis"><text:span text:style-name="T27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0"><text:s/></text:span></text:span><text:span text:style-name="Emphasis"><text:span text:style-name="T27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1-07T11:58:18.558836407">07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8:18.409535536</dc:date>
    <meta:keyword>Installatie</meta:keyword>
    <meta:keyword>Checklist</meta:keyword>
    <meta:keyword>Linux</meta:keyword>
    <meta:editing-cycles>6974</meta:editing-cycles>
    <meta:editing-duration>P12DT8H30M5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28" meta:character-count="3357" meta:non-whitespace-character-count="2868"/>
    <meta:user-defined meta:name="Info 1"/>
    <meta:user-defined meta:name="Info 2"/>
    <meta:user-defined meta:name="Info 3"/>
    <meta:user-defined meta:name="Info 4"/>
  </office:meta>
</office:document-meta>
</file>